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646b8"/>
    </style:style>
    <style:style style:name="T1" style:family="text">
      <style:text-properties officeooo:rsid="00066b51"/>
    </style:style>
    <style:style style:name="T2" style:family="text">
      <style:text-properties officeooo:rsid="000646b8"/>
    </style:style>
    <style:style style:name="T3" style:family="text">
      <style:text-properties officeooo:rsid="000559fd"/>
    </style:style>
    <style:style style:name="T4" style:family="text">
      <style:text-properties officeooo:rsid="000774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J</text:span>e souhaite intégrer votre formation afin de me spécialiser dans le domaine du test logiciel. Passionné par l’informatique, je suis particulièrement attiré par l’analyse et la correction des bugs afin d’améliorer la performance et la fiabilité des logiciels.</text:p>
      <text:p text:style-name="Text_20_body">L’organisation et la rigueur sont des qualités qui me définissent. J’apprécie particulièrement le fait de structurer mon travail, d’analyser des systèmes et de repérer des anomalies pour contribuer à des projets de meilleure qualité. De plus, mon intérêt pour la physique-chimie et les mathématiques m’a permis de développer une approche méthodique et logique face aux problèmes, ce qui est un atout.</text:p>
      <text:p text:style-name="Text_20_body"><text:span text:style-name="T2">J</text:span>’ai eu l’occasion d’explorer la programmation et les systèmes informatiques <text:span text:style-name="T3">en NSI.</text:span> Ces expériences m’ont conforté dans mon choix d’orientation et m’ont donné envie d’approfondir mes connaissances en développement, <text:span text:style-name="T4">en</text:span> test et <text:span text:style-name="T4">en</text:span> optimisation des logiciels.</text:p>
      <text:p text:style-name="Text_20_body">En parallèle, je mène également un <text:span text:style-name="T1">autre</text:span> projet en visant une entrée en centre de formation de handball. La pratique de ce sport m’a appris la discipline, la gestion du temps et le travail en équipe, des qualités essentielles aussi bien sur le terrain que dans le domaine professionnel. <text:span text:style-name="T1">J’ai </text:span>développ<text:span text:style-name="T1">é</text:span> une grande capacité d’adaptation et une forte détermination, des atouts que je souhaite mettre à profit dans mes études.</text:p>
      <text:p text:style-name="P1">Intégrer votre formation serait une réelle opportunité pour moi d’acquérir des compétences solides en informatique et de me préparer au métier de testeur logicie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29T15:13:31.307356000</meta:creation-date>
    <dc:date>2025-03-29T16:57:05.383718400</dc:date>
    <meta:editing-duration>PT20M45S</meta:editing-duration>
    <meta:editing-cycles>2</meta:editing-cycles>
    <meta:generator>LibreOffice/25.2.1.2$Windows_X86_64 LibreOffice_project/d3abf4aee5fd705e4a92bba33a32f40bc4e56f49</meta:generator>
    <meta:document-statistic meta:table-count="0" meta:image-count="0" meta:object-count="0" meta:page-count="1" meta:paragraph-count="5" meta:word-count="229" meta:character-count="1500" meta:non-whitespace-character-count="1276"/>
  </office:meta>
</office:document-meta>
</file>